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22141f" officeooo:paragraph-rsid="0022141f"/>
    </style:style>
    <style:style style:name="P2" style:family="paragraph" style:parent-style-name="Text_20_body">
      <style:text-properties style:font-name="Arial" officeooo:rsid="0022701b" officeooo:paragraph-rsid="0022701b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Arial" officeooo:rsid="0022141f" officeooo:paragraph-rsid="0022141f"/>
    </style:style>
    <style:style style:name="P4" style:family="paragraph" style:parent-style-name="Heading_20_1">
      <style:text-properties style:font-name="Arial" officeooo:rsid="0022141f" officeooo:paragraph-rsid="0022141f"/>
    </style:style>
    <style:style style:name="T1" style:family="text">
      <style:text-properties officeooo:rsid="002362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MPRAS</text:h>
      <text:p text:style-name="P1">Preciso cadastrar as notas de entradas, para saber quanto de compra esta sendo feita <text:s/>por mes. E juntar com o montante de custos fixos para saber o total gasto no mês.</text:p>
      <text:p text:style-name="P1"/>
      <text:p text:style-name="P1">CADASTRO</text:p>
      <text:p text:style-name="P1">data da compra, fornecedor, numero da <text:span text:style-name="T1">nota</text:span>, valor da nota.</text:p>
      <text:p text:style-name="P2">PAGINA INICIAL</text:p>
      <text:p text:style-name="P2">Todas as Compras do Mes atual</text:p>
      <text:p text:style-name="P1">Pegar e mostrar as ultimas 30 notas cadastradas e o padrao. </text:p>
      <text:p text:style-name="P1"/>
      <text:p text:style-name="P1">Filtro por ano, data especifica, por mes, fornecedor.</text:p>
      <text:p text:style-name="P1"/>
      <text:p text:style-name="P1"/>
      <text:p text:style-name="P3">Fornecedor</text:p>
      <text:p text:style-name="P3">Utilizar os formularios do cadastro de clientes para cadastrar os forneced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99cm" loext:contextual-spacing="false" fo:line-height="110%" fo:text-align="justify" style:justify-single-word="false" fo:text-indent="1cm" style:auto-text-indent="false" style:page-number="auto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cm" fo:margin-bottom="0.499cm" loext:contextual-spacing="false" style:page-number="auto"/>
      <style:text-properties fo:text-transform="uppercase" style:font-name="Arial2" fo:font-family="Arial" style:font-style-name="Negrito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49cm" fo:margin-bottom="0.499cm" loext:contextual-spacing="false" style:page-number="auto"/>
      <style:text-properties fo:text-transform="uppercase" style:font-name="Arial1" fo:font-family="Arial" style:font-style-name="Normal" style:font-family-generic="swiss" style:font-pitch="variable" fo:font-size="1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000000" style:font-name="Arial2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000000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6:39:32.757000000</meta:creation-date>
    <meta:editing-duration>PT1H14M13S</meta:editing-duration>
    <meta:editing-cycles>4</meta:editing-cycles>
    <meta:generator>LibreOffice/4.4.1.2$Windows_x86 LibreOffice_project/45e2de17089c24a1fa810c8f975a7171ba4cd432</meta:generator>
    <dc:title>Padrao</dc:title>
    <dc:date>2015-03-30T17:14:49.995000000</dc:date>
    <meta:document-statistic meta:table-count="0" meta:image-count="0" meta:object-count="0" meta:page-count="1" meta:paragraph-count="10" meta:word-count="82" meta:character-count="485" meta:non-whitespace-character-count="411"/>
    <meta:user-defined meta:name="Info 1"/>
    <meta:user-defined meta:name="Info 2"/>
    <meta:user-defined meta:name="Info 3"/>
    <meta:user-defined meta:name="Info 4"/>
    <meta:template xlink:type="simple" xlink:actuate="onRequest" xlink:title="Padrao" xlink:href="file:///C:/Users/Aparecido/AppData/Roaming/LibreOffice/4/user/template/Padrao.ott" meta:date="2015-03-17T16:39:31.210000000"/>
  </office:meta>
</office:document-meta>
</file>